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47753"/>
    </style:style>
    <style:style style:name="P2" style:family="paragraph" style:parent-style-name="Standard">
      <style:text-properties officeooo:paragraph-rsid="0014c721"/>
    </style:style>
    <style:style style:name="P3" style:family="paragraph" style:parent-style-name="Standard">
      <style:text-properties officeooo:paragraph-rsid="0016ac42"/>
    </style:style>
    <style:style style:name="P4" style:family="paragraph" style:parent-style-name="Standard">
      <style:text-properties officeooo:paragraph-rsid="0017a878"/>
    </style:style>
    <style:style style:name="T1" style:family="text">
      <style:text-properties officeooo:rsid="00147753"/>
    </style:style>
    <style:style style:name="T2" style:family="text">
      <style:text-properties officeooo:rsid="0014c721"/>
    </style:style>
    <style:style style:name="T3" style:family="text">
      <style:text-properties officeooo:rsid="0016ac42"/>
    </style:style>
    <style:style style:name="T4" style:family="text">
      <style:text-properties officeooo:rsid="0017a87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e survey of poisonous mushrooms is an attempt to create rules to help people identify edible mushrooms. The attributes of mushrooms being considered include: cap-shape, cap-surface, cap-color, bruises, odor, gill-attachment, gill-spacing, gill-size, gill-color, stalk-shape, stalk-root, stalk-surface-above-ring, stalk-surface-below-ring, stalk-color-above-ring, stalk-color-below-ring, veil-type, veil-color, ring-number, ring-type, <text:s/>spore-print-color, and population. The 8124 mushrooms included in the survey provide a suitably large data set for performing analysis. </text:span></text:p>
      <text:p text:style-name="P1"><text:span text:style-name="T1"/></text:p>
      <text:p text:style-name="P2"><text:span text:style-name="T2">A few of the summary statistics follow:</text:span></text:p>
      <text:p text:style-name="P2"><text:span text:style-name="T2"/></text:p>
      <text:p text:style-name="P2"><text:span text:style-name="T2">Edible: 4208</text:span></text:p>
      <text:p text:style-name="P2"><text:span text:style-name="T2">Poisonous: 3916</text:span></text:p>
      <text:p text:style-name="P2"><text:span text:style-name="T2"/></text:p>
      <text:p text:style-name="P2"><text:span text:style-name="T2">One Ring: 7488</text:span></text:p>
      <text:p text:style-name="P2"><text:span text:style-name="T2">Two Rings: 600</text:span></text:p>
      <text:p text:style-name="P2"><text:span text:style-name="T2">No Rings: 36</text:span></text:p>
      <text:p text:style-name="P2"><text:span text:style-name="T2"/></text:p>
      <text:p text:style-name="P2"><text:span text:style-name="T2">The remaining statistics may be found in the knime project and the meaning of the symbols in the mushrooms.txt file.</text:span></text:p>
      <text:p text:style-name="P2"><text:span text:style-name="T2"/></text:p>
      <text:p text:style-name="P3"><text:span text:style-name="T3">Grouping proved unsuccessful. Using k-means clustering with a K of 2 created two groups one of 3064 mushrooms and the other cluster is 5060 mushrooms. Both contain roughly equal numbers of poisonous and edible mushrooms. The data used to calculate the clusters was modified into binary columns of each attribute value. This version of the data is in cleanedMushroomsBin.txt</text:span></text:p>
      <text:p text:style-name="P3"><text:span text:style-name="T3"/></text:p>
      <text:p text:style-name="P3"><text:span text:style-name="T3">The classification model created using 100 and 273 mushrooms created a decent model however unless a very large portion of the data is used there is still mistakes. In normal data this would be considered acceptable however if a poisonous mushroom is mistaken as edible it is catastrophic. The results of the <text:s/>273 sized data set are listed below.</text:span></text:p>
      <text:p text:style-name="P3"><text:span text:style-name="T3"/></text:p>
      <text:p text:style-name="P3"><text:span text:style-name="T3"><text:tab/><text:tab/>Edible<text:tab/><text:tab/>Poisonous</text:span></text:p>
      <text:p text:style-name="P3"><text:span text:style-name="T3">Edible<text:tab/><text:tab/>3312<text:tab/><text:tab/>896</text:span></text:p>
      <text:p text:style-name="P3"><text:span text:style-name="T3">Poisonous<text:tab/>1584<text:tab/><text:tab/>2332</text:span></text:p>
      <text:p text:style-name="P3"><text:span text:style-name="T3"/></text:p>
      <text:p text:style-name="P3"><text:span text:style-name="T3">The outliers of the dataset are the grooved </text:span><text:span text:style-name="T4">cap</text:span><text:span text:style-name="T3"> surface and </text:span><text:span text:style-name="T4">the cup cap shape. Both only have 4 mushrooms inside of the group. Knime provides no outlier tools and I couldn't find them in Weka.</text:span></text:p>
      <text:p text:style-name="P3"><text:span text:style-name="T4"/></text:p>
      <text:p text:style-name="P4"><text:span text:style-name="T4">Association rules are possible to generate however the support is never above .5 even though the confidence values are up to a full 1. The rules that apply to edibility are listed inside the knime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rian </meta:initial-creator>
    <meta:creation-date>2011-11-21T20:54:20</meta:creation-date>
    <meta:document-statistic meta:table-count="0" meta:image-count="0" meta:object-count="0" meta:page-count="1" meta:paragraph-count="15" meta:word-count="300" meta:character-count="1967"/>
    <dc:date>2011-11-21T21:48:25</dc:date>
    <dc:creator>Berian </dc:creator>
    <meta:editing-duration>PT00H06M31S</meta:editing-duration>
    <meta:editing-cycles>1</meta:editing-cycles>
    <meta:generator>OpenOffice.org/3.2$Linux OpenOffice.org_project/320m19$Build-9505</meta:generator>
  </office:meta>
</office:document-meta>
</file>